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6" style:family="table-cell" style:parent-style-name="Default">
      <style:table-cell-properties fo:background-color="#ec9ba4"/>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6"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9"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3T14:44:11.938000000</dc:date>
    <meta:editing-duration>P1DT18H8M</meta:editing-duration>
    <meta:editing-cycles>178</meta:editing-cycles>
    <meta:generator>LibreOffice/7.3.6.2$Windows_X86_64 LibreOffice_project/c28ca90fd6e1a19e189fc16c05f8f8924961e12e</meta:generator>
    <meta:document-statistic meta:table-count="8" meta:cell-count="1367" meta:object-count="0"/>
  </office:meta>
</office:document-meta>
</file>